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006cm" fo:min-width="3.25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812cm" fo:min-width="5.56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3.812cm" fo:min-width="9.56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4.262cm" fo:min-width="11.01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812cm" fo:min-width="11.562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006cm" fo:min-width="21.756cm"/>
    </style:style>
    <style:style style:name="gr7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8" style:family="graphic" style:parent-style-name="standard">
      <style:graphic-properties draw:stroke="none" draw:opacity="0%" draw:textarea-horizontal-align="justify" draw:textarea-vertical-align="middle" draw:auto-grow-height="false" fo:min-height="0.25cm" fo:min-width="0cm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opacity="0%"/>
      <style:paragraph-properties fo:text-align="center"/>
    </style:style>
    <style:style style:name="T1" style:family="text">
      <style:text-properties style:font-name="DejaVu Sans Mono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xml:id="id1" draw:id="id1" draw:layer="layout" svg:width="4cm" svg:height="2.5cm" svg:x="1cm" svg:y="2cm">
          <text:p text:style-name="P1">Source code</text:p>
          <text:p text:style-name="P1"/>
          <text:p text:style-name="P2"><text:span text:style-name="T1">print(”hi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6.5cm" svg:height="4.5cm" svg:x="6cm" svg:y="1cm">
          <text:p text:style-name="P1">Tokens</text:p>
          <text:p text:style-name="P1"/>
          <text:p text:style-name="P2"><text:span text:style-name="T1">(’id’, ’print’)</text:span></text:p>
          <text:p text:style-name="P2"><text:span text:style-name="T1">(’op’, ’(’)</text:span></text:p>
          <text:p text:style-name="P2"><text:span text:style-name="T1">(’string’, ’”hi”’)</text:span></text:p>
          <text:p text:style-name="P2"><text:span text:style-name="T1">(’op’, ’)’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10.5cm" svg:height="4.5cm" svg:x="13.5cm" svg:y="1cm">
          <text:p text:style-name="P1">Raw AST</text:p>
          <text:p text:style-name="P1"/>
          <text:p text:style-name="P2"><text:span text:style-name="T1">FuncCall(</text:span></text:p>
          <text:p text:style-name="P2"><text:span text:style-name="T1"><text:s text:c="2"/></text:span><text:span text:style-name="T1">func=GetVar(varname=’print’),</text:span></text:p>
          <text:p text:style-name="P2"><text:span text:style-name="T1"><text:s text:c="2"/></text:span><text:span text:style-name="T1">args=[String(value=’hi’)],</text:span></text:p>
          <text:p text:style-name="P2"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4" draw:id="id4" draw:layer="layout" svg:width="12cm" svg:height="5cm" svg:x="13cm" svg:y="7cm">
          <text:p text:style-name="P1">Cooked AST</text:p>
          <text:p text:style-name="P1"/>
          <text:p text:style-name="P2"><text:span text:style-name="T1">FuncCall(</text:span></text:p>
          <text:p text:style-name="P2"><text:span text:style-name="T1"><text:s text:c="2"/></text:span><text:span text:style-name="T1">func=GetVar(varname=’print’,</text:span></text:p>
          <text:p text:style-name="P2"><text:span text:style-name="T1"><text:s text:c="14"/></text:span><text:span text:style-name="T1">level=0),</text:span></text:p>
          <text:p text:style-name="P2"><text:span text:style-name="T1"><text:s text:c="2"/></text:span><text:span text:style-name="T1">args=[StringConstant(value=’hi’)],</text:span></text:p>
          <text:p text:style-name="P2"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5" draw:id="id5" draw:layer="layout" svg:width="12.5cm" svg:height="4.5cm" svg:x="-0.5cm" svg:y="7.5cm">
          <text:p text:style-name="P1">Opcode</text:p>
          <text:p text:style-name="P1"/>
          <text:p text:style-name="P2"><text:span text:style-name="T1">[GetVar(level=0, var=0),</text:span></text:p>
          <text:p text:style-name="P2"><text:span text:style-name="T1"><text:s/></text:span><text:span text:style-name="T1">StrConstant(value=’hi’),</text:span></text:p>
          <text:p text:style-name="P2"><text:span text:style-name="T1"><text:s/></text:span><text:span text:style-name="T1">CallFunction(nargs=1,</text:span></text:p>
          <text:p text:style-name="P2"><text:span text:style-name="T1"><text:s text:c="14"/></text:span><text:span text:style-name="T1">returns_a_value=False)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6" draw:id="id6" draw:layer="layout" svg:width="22.5cm" svg:height="2.5cm" svg:x="1cm" svg:y="13.5cm">
          <text:p text:style-name="P1">Bytecode</text:p>
          <text:p text:style-name="P1"/>
          <text:p text:style-name="P2"><text:span text:style-name="T1">a</text:span><text:span text:style-name="T1">s</text:span><text:span text:style-name="T1">d</text:span><text:span text:style-name="T1">a</text:span><text:span text:style-name="T1">\</text:span><text:span text:style-name="T1">x</text:span><text:span text:style-name="T1">0</text:span><text:span text:style-name="T1">2</text:span><text:span text:style-name="T1">\</text:span><text:span text:style-name="T1">x</text:span><text:span text:style-name="T1">0</text:span><text:span text:style-name="T1">0</text:span><text:span text:style-name="T1">"</text:span><text:span text:style-name="T1">\</text:span><text:span text:style-name="T1">x</text:span><text:span text:style-name="T1">0</text:span><text:span text:style-name="T1">0</text:span><text:span text:style-name="T1">\</text:span><text:span text:style-name="T1">x</text:span><text:span text:style-name="T1">0</text:span><text:span text:style-name="T1">0</text:span><text:span text:style-name="T1">\</text:span><text:span text:style-name="T1">x</text:span><text:span text:style-name="T1">0</text:span><text:span text:style-name="T1">0</text:span><text:span text:style-name="T1">\</text:span><text:span text:style-name="T1">x</text:span><text:span text:style-name="T1">0</text:span><text:span text:style-name="T1">0</text:span><text:span text:style-name="T1">V</text:span><text:span text:style-name="T1">\</text:span><text:span text:style-name="T1">x</text:span><text:span text:style-name="T1">0</text:span><text:span text:style-name="T1">1</text:span><text:span text:style-name="T1">\</text:span><text:span text:style-name="T1">x</text:span><text:span text:style-name="T1">0</text:span><text:span text:style-name="T1">0</text:span><text:span text:style-name="T1">\</text:span><text:span text:style-name="T1">x</text:span><text:span text:style-name="T1">0</text:span><text:span text:style-name="T1">0</text:span><text:span text:style-name="T1">v</text:span><text:span text:style-name="T1">\</text:span><text:span text:style-name="T1">x</text:span><text:span text:style-name="T1">0</text:span><text:span text:style-name="T1">1</text:span><text:span text:style-name="T1">\</text:span><text:span text:style-name="T1">x</text:span><text:span text:style-name="T1">0</text:span><text:span text:style-name="T1">0</text:span><text:span text:style-name="T1">\</text:span><text:span text:style-name="T1">x</text:span><text:span text:style-name="T1">0</text:span><text:span text:style-name="T1">0</text:span><text:span text:style-name="T1">V</text:span><text:span text:style-name="T1">\</text:span><text:span text:style-name="T1">x</text:span><text:span text:style-name="T1">0</text:span><text:span text:style-name="T1">1</text:span><text:span text:style-name="T1">\</text:span><text:span text:style-name="T1">x</text:span><text:span text:style-name="T1">0</text:span><text:span text:style-name="T1">1</text:span><text:span text:style-name="T1">\</text:span><text:span text:style-name="T1">x</text:span><text:span text:style-name="T1">0</text:span><text:span text:style-name="T1">0</text:span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type="line" svg:x1="5cm" svg:y1="3.25cm" svg:x2="6cm" svg:y2="3.25cm" draw:start-shape="id1" draw:start-glue-point="1" draw:end-shape="id2" svg:d="M5000 3250h1000" svg:viewBox="0 0 1001 1">
          <text:p/>
        </draw:connector>
        <draw:connector draw:style-name="gr7" draw:text-style-name="P4" draw:layer="layout" draw:type="line" svg:x1="12.5cm" svg:y1="3.25cm" svg:x2="13.5cm" svg:y2="3.25cm" draw:start-shape="id2" draw:start-glue-point="1" draw:end-shape="id3" svg:d="M12500 3250h1000" svg:viewBox="0 0 1001 1">
          <text:p/>
        </draw:connector>
        <draw:connector draw:style-name="gr7" draw:text-style-name="P4" draw:layer="layout" draw:type="line" svg:x1="18.75cm" svg:y1="5.5cm" svg:x2="19cm" svg:y2="7cm" draw:start-shape="id3" draw:end-shape="id4" svg:d="M18750 5500l250 1500" svg:viewBox="0 0 251 1501">
          <text:p/>
        </draw:connector>
        <draw:connector draw:style-name="gr7" draw:text-style-name="P4" draw:layer="layout" draw:type="line" svg:x1="13cm" svg:y1="9.5cm" svg:x2="12cm" svg:y2="9.75cm" draw:start-shape="id4" draw:start-glue-point="3" draw:end-shape="id5" svg:d="M13000 9500l-1000 250" svg:viewBox="0 0 1001 251">
          <text:p/>
        </draw:connector>
        <draw:connector draw:style-name="gr7" draw:text-style-name="P4" draw:layer="layout" draw:type="curve" svg:x1="5.75cm" svg:y1="12cm" svg:x2="12.25cm" svg:y2="13.5cm" draw:start-shape="id5" draw:start-glue-point="2" draw:end-shape="id6" svg:d="M5750 12000c0 1126 6500 377 6500 1500" svg:viewBox="0 0 6501 1501">
          <text:p/>
        </draw:connector>
        <draw:custom-shape draw:style-name="gr8" draw:text-style-name="P5" draw:layer="layout" svg:width="0.5cm" svg:height="0.5cm" svg:x="-1cm" svg:y="0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cm" svg:height="0.5cm" svg:x="25cm" svg:y="1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6T14:42:23.955752652</meta:creation-date>
    <dc:date>2018-12-06T15:52:57.665117118</dc:date>
    <meta:editing-duration>PT41M15S</meta:editing-duration>
    <meta:editing-cycles>9</meta:editing-cycles>
    <meta:generator>LibreOffice/5.2.7.2$Linux_X86_64 LibreOffice_project/20m0$Build-2</meta:generator>
    <meta:document-statistic meta:object-count="13"/>
  </office:meta>
</office:document-meta>
</file>